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officeooo:paragraph-rsid="001e5867" style:font-size-asian="14pt" style:font-name-complex="Segoe UI1" style:font-size-complex="14pt"/>
    </style:style>
    <style:style style:name="P2" style:family="paragraph" style:parent-style-name="Default">
      <style:text-properties officeooo:paragraph-rsid="001e5867"/>
    </style:style>
    <style:style style:name="P3" style:family="paragraph" style:parent-style-name="Default" style:list-style-name="L1">
      <style:text-properties style:font-name="Segoe UI" fo:font-size="11.5pt" officeooo:paragraph-rsid="001e5867" style:font-size-asian="11.5pt" style:font-name-complex="Segoe UI1" style:font-size-complex="11.5pt"/>
    </style:style>
    <style:style style:name="P4" style:family="paragraph" style:parent-style-name="Default">
      <style:text-properties style:font-name="Segoe UI" fo:font-size="11.5pt" officeooo:paragraph-rsid="001e5867" style:font-size-asian="11.5pt" style:font-name-complex="Segoe UI1" style:font-size-complex="11.5pt"/>
    </style:style>
    <style:style style:name="P5" style:family="paragraph" style:parent-style-name="Default">
      <style:text-properties style:font-name="Segoe UI" fo:font-size="11.5pt" fo:font-weight="bold" officeooo:paragraph-rsid="001e5867" style:font-size-asian="11.5pt" style:font-weight-asian="bold" style:font-name-complex="Segoe UI1" style:font-size-complex="11.5pt"/>
    </style:style>
    <style:style style:name="P6" style:family="paragraph" style:parent-style-name="Default">
      <style:text-properties fo:font-style="italic" officeooo:paragraph-rsid="001e5867" fo:background-color="#cc66ff" style:font-style-asian="italic" style:font-style-complex="italic"/>
    </style:style>
    <style:style style:name="P7" style:family="paragraph" style:parent-style-name="Default" style:list-style-name="L1">
      <style:paragraph-properties fo:margin-top="0in" fo:margin-bottom="0.0256in" style:contextual-spacing="false"/>
      <style:text-properties style:font-name="Segoe UI" fo:font-size="11.5pt" officeooo:paragraph-rsid="001e5867" style:font-size-asian="11.5pt" style:font-name-complex="Segoe UI1" style:font-size-complex="11.5pt"/>
    </style:style>
    <style:style style:name="P8" style:family="paragraph" style:parent-style-name="Standard" style:master-page-name="Standard">
      <style:paragraph-properties style:page-number="auto"/>
      <style:text-properties fo:font-size="18pt" style:text-underline-style="solid" style:text-underline-width="auto" style:text-underline-color="font-color" fo:font-weight="bold" officeooo:paragraph-rsid="001e5867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Segoe UI" fo:font-size="11.5pt" officeooo:paragraph-rsid="001e5867" style:font-size-asian="11.5pt" style:font-name-complex="Segoe UI1" style:font-size-complex="11.5pt"/>
    </style:style>
    <style:style style:name="T1" style:family="text">
      <style:text-properties style:font-name="Segoe UI" fo:font-size="11.5pt" fo:font-weight="bold" style:font-size-asian="11.5pt" style:font-weight-asian="bold" style:font-name-complex="Segoe UI1" style:font-size-complex="11.5pt"/>
    </style:style>
    <style:style style:name="T2" style:family="text">
      <style:text-properties style:font-name="Segoe UI" fo:font-size="11.5pt" fo:font-weight="bold" officeooo:rsid="001fdfff" style:font-size-asian="11.5pt" style:font-weight-asian="bold" style:font-name-complex="Segoe UI1" style:font-size-complex="11.5pt"/>
    </style:style>
    <style:style style:name="T3" style:family="text">
      <style:text-properties style:font-name="Segoe UI" fo:font-weight="bold" style:font-weight-asian="bold" style:font-name-complex="Segoe UI1"/>
    </style:style>
    <style:style style:name="T4" style:family="text">
      <style:text-properties style:font-name="Segoe UI" style:font-name-complex="Segoe UI1"/>
    </style:style>
    <style:style style:name="T5" style:family="text">
      <style:text-properties style:font-name="Segoe UI" officeooo:rsid="001e5867" style:font-name-complex="Segoe UI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Problem</text:span><text:span text:style-name="T4"> 5</text:span><text:bookmark text:name="_GoBack"/><text:span text:style-name="T4">:</text:span></text:p>
      <text:p text:style-name="P1"/>
      <text:p text:style-name="P1"/>
      <text:p text:style-name="P2"/>
      <text:p text:style-name="P2"/>
      <text:p text:style-name="P6"><text:span text:style-name="T3"><text:s/></text:span><text:span text:style-name="T1">Conversion </text:span><text:span text:style-name="T2">rules used below:</text:span></text:p>
      <text:list xml:id="list5554155915016654182" text:style-name="L1">
        <text:list-item>
          <text:p text:style-name="P7">Used the entity type rule to convert the Account entity type </text:p>
        </text:list-item>
        <text:list-item>
          <text:p text:style-name="P7">Used the 1-M relationship rule to convert the Decomposed relationship into a foreign key for Account. (Not null constraint is not needed in this case as not all accounts will participate in the Decomposed relationship.) </text:p>
          <text:p text:style-name="P3"/>
        </text:list-item>
      </text:list>
      <text:p text:style-name="P5">Table:</text:p>
      <text:p text:style-name="P5"/>
      <text:p text:style-name="P4">Account (Acctid, DecomposedInd, AcctName, Balance) </text:p>
      <text:p text:style-name="P9">FOREIGN KEY (DecomposedInd) REFERENCES Accou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1:43:13.802228022</meta:creation-date>
    <dc:date>2017-06-09T00:02:46.925538805</dc:date>
    <meta:editing-duration>PT1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66" meta:character-count="426" meta:non-whitespace-character-count="366"/>
  </office:meta>
</office:document-meta>
</file>